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5.8.0.0 -->
  <office:font-face-decls>
    <style:font-face style:name="Times New Roman" svg:font-family="Times New Roman" style:font-pitch="variable" style:font-family-generic="roman"/>
    <style:font-face style:name="Roboto Regular" svg:font-family="Roboto Regular"/>
    <style:font-face style:name="Copperplate Gothic Bold" svg:font-family="Copperplate Gothic Bold"/>
    <style:font-face style:name="Carlito Regular" svg:font-family="Carlito Regular"/>
    <style:font-face style:name="Copperplate Gothic Bold Regular" svg:font-family="Copperplate Gothic Bold Regular"/>
    <style:font-face style:name="Carlito Bold" svg:font-family="Carlito Bold"/>
  </office:font-face-decls>
  <office:automatic-styles>
    <style:style style:name="P1" style:family="paragraph" style:parent-style-name="Normal" style:master-page-name="Standard">
      <style:paragraph-properties fo:text-indent="0cm" fo:margin-top="0.388cm" fo:margin-left="0cm" style:writing-mode="lr-tb"/>
    </style:style>
    <style:style style:name="T1_1" style:family="text">
      <style:text-properties fo:letter-spacing="0cm" style:text-line-through-style="none" fo:font-style="normal" style:font-style-asian="normal" fo:color="#000000" style:font-name="Roboto Regular" fo:font-size="18pt" style:font-name-asian="Roboto Regular" style:font-size-asian="18pt" style:font-name-complex="Roboto Regular" fo:font-weight="normal" style:font-weight-asian="normal" style:text-underline-style="none"/>
    </style:style>
    <style:style style:name="T1_2" style:family="text">
      <style:text-properties fo:letter-spacing="0cm" fo:font-style="normal" style:font-style-asian="normal" fo:color="#000000" style:font-name="Roboto Regular" fo:font-size="24pt" style:font-name-asian="Roboto Regular" style:font-size-asian="24pt" style:font-name-complex="Roboto Regular" fo:font-weight="bold" style:font-weight-asian="bold" style:text-underline-style="solid" style:text-underline-color="font-color"/>
    </style:style>
    <style:style style:name="P2" style:family="paragraph" style:parent-style-name="Normal">
      <style:paragraph-properties fo:text-indent="0cm" fo:margin-top="0.388cm" fo:margin-left="0cm" style:writing-mode="lr-tb"/>
    </style:style>
    <style:style style:name="T2_1" style:family="text">
      <style:text-properties fo:letter-spacing="0cm" style:text-line-through-style="none" fo:font-style="normal" style:font-style-asian="normal" fo:color="#000000" style:font-name="Roboto Regular" fo:font-size="24pt" style:font-name-asian="Roboto Regular" style:font-size-asian="24pt" style:font-name-complex="Roboto Regular" fo:font-weight="normal" style:font-weight-asian="normal" style:text-underline-style="none"/>
    </style:style>
    <style:style style:name="T2_2" style:family="text">
      <style:text-properties fo:letter-spacing="0cm" fo:font-style="normal" style:font-style-asian="normal" fo:color="#000000" style:font-name="Roboto Regular" fo:font-size="24pt" style:font-name-asian="Roboto Regular" style:font-size-asian="24pt" style:font-name-complex="Roboto Regular" fo:font-weight="bold" style:font-weight-asian="bold" style:text-underline-style="solid" style:text-underline-color="font-color"/>
    </style:style>
    <style:style style:name="P3" style:family="paragraph" style:parent-style-name="Normal">
      <style:paragraph-properties fo:text-indent="0cm" fo:margin-top="0.388cm" fo:margin-left="0cm" style:writing-mode="lr-tb"/>
    </style:style>
    <style:style style:name="P4" style:family="paragraph" style:parent-style-name="Normal">
      <style:paragraph-properties fo:text-indent="0cm" fo:margin-top="0.388cm" fo:margin-left="0cm" style:writing-mode="lr-tb"/>
    </style:style>
    <style:style style:name="T4_1" style:family="text">
      <style:text-properties style:font-name="Copperplate Gothic Bold" fo:font-size="16pt" style:font-name-asian="Copperplate Gothic Bold" style:font-size-asian="16pt" style:font-name-complex="Copperplate Gothic Bold" fo:font-weight="bold" style:font-weight-asian="bold"/>
    </style:style>
    <style:style style:name="P5" style:family="paragraph" style:parent-style-name="Normal">
      <style:paragraph-properties fo:line-height="110%" fo:margin-bottom="0.282cm" fo:margin-left="0.741cm" style:writing-mode="lr-tb"/>
    </style:style>
    <style:style style:name="T5_1" style:family="text">
      <style:text-properties style:font-name="Copperplate Gothic Bold" fo:font-size="16pt" style:font-name-asian="Copperplate Gothic Bold" style:font-size-asian="16pt" style:font-name-complex="Copperplate Gothic Bold" fo:font-weight="bold" style:font-weight-asian="bold"/>
    </style:style>
    <style:style style:name="P6" style:family="paragraph" style:parent-style-name="Normal">
      <style:paragraph-properties fo:line-height="110%" fo:margin-bottom="0.282cm" fo:margin-left="0.635cm" style:writing-mode="lr-tb"/>
    </style:style>
    <style:style style:name="T6_1" style:family="text">
      <style:text-properties style:font-name="Carlito Regular" fo:font-size="16pt" style:font-name-asian="Carlito Regular" style:font-size-asian="16pt" style:font-name-complex="Carlito Regular" fo:font-weight="bold" style:font-weight-asian="bold"/>
    </style:style>
    <style:style style:name="P7" style:family="paragraph" style:parent-style-name="Normal">
      <style:paragraph-properties fo:line-height="110%" fo:margin-bottom="0.282cm" fo:margin-left="1.27cm" style:writing-mode="lr-tb"/>
    </style:style>
    <style:style style:name="T7_1" style:family="text">
      <style:text-properties style:font-name="Carlito Regular" style:font-name-asian="Carlito Regular" style:font-name-complex="Carlito Regular"/>
    </style:style>
    <style:style style:name="P8" style:family="paragraph" style:parent-style-name="Normal">
      <style:paragraph-properties fo:line-height="110%" fo:margin-bottom="0.282cm" fo:margin-left="0.635cm" style:writing-mode="lr-tb"/>
    </style:style>
    <style:style style:name="T8_1" style:family="text">
      <style:text-properties style:font-name="Carlito Regular" fo:font-size="16pt" style:font-name-asian="Carlito Regular" style:font-size-asian="16pt" style:font-name-complex="Carlito Regular" fo:font-weight="bold" style:font-weight-asian="bold"/>
    </style:style>
    <style:style style:name="P9" style:family="paragraph" style:parent-style-name="Normal">
      <style:paragraph-properties fo:line-height="110%" fo:margin-bottom="0.282cm" fo:margin-left="1.27cm" style:writing-mode="lr-tb"/>
    </style:style>
    <style:style style:name="T9_1" style:family="text">
      <style:text-properties style:font-name="Carlito Regular" style:font-name-asian="Carlito Regular" style:font-name-complex="Carlito Regular"/>
    </style:style>
    <style:style style:name="P10" style:family="paragraph" style:parent-style-name="Normal">
      <style:paragraph-properties fo:line-height="110%" fo:margin-bottom="0.282cm" fo:margin-left="1.27cm" style:writing-mode="lr-tb"/>
    </style:style>
    <style:style style:name="T10_1" style:family="text">
      <style:text-properties style:font-name="Carlito Regular" style:font-name-asian="Carlito Regular" style:font-name-complex="Carlito Regular"/>
    </style:style>
    <style:style style:name="P11" style:family="paragraph" style:parent-style-name="Normal">
      <style:paragraph-properties fo:line-height="110%" fo:margin-bottom="0.282cm" fo:margin-left="1.27cm" style:writing-mode="lr-tb"/>
    </style:style>
    <style:style style:name="T11_1" style:family="text">
      <style:text-properties style:font-name="Carlito Regular" style:font-name-asian="Carlito Regular" style:font-name-complex="Carlito Regular"/>
    </style:style>
    <style:style style:name="P12" style:family="paragraph" style:parent-style-name="Normal">
      <style:paragraph-properties fo:line-height="110%" fo:margin-bottom="0.282cm" fo:margin-left="1.27cm" style:writing-mode="lr-tb"/>
    </style:style>
    <style:style style:name="T12_1" style:family="text">
      <style:text-properties style:font-name="Carlito Regular" style:font-name-asian="Carlito Regular" style:font-name-complex="Carlito Regular"/>
    </style:style>
    <style:style style:name="P13" style:family="paragraph" style:parent-style-name="Normal">
      <style:paragraph-properties fo:line-height="110%" fo:margin-bottom="0.282cm" fo:margin-left="0.635cm" style:writing-mode="lr-tb"/>
    </style:style>
    <style:style style:name="T13_1" style:family="text">
      <style:text-properties style:font-name="Carlito Regular" fo:font-size="16pt" style:font-name-asian="Carlito Regular" style:font-size-asian="16pt" style:font-name-complex="Carlito Regular" fo:font-weight="bold" style:font-weight-asian="bold"/>
    </style:style>
    <style:style style:name="P14" style:family="paragraph" style:parent-style-name="Normal">
      <style:paragraph-properties fo:line-height="110%" fo:margin-bottom="0.282cm" fo:margin-left="1.27cm" style:writing-mode="lr-tb"/>
    </style:style>
    <style:style style:name="T14_1" style:family="text">
      <style:text-properties style:font-name="Carlito Regular" style:font-name-asian="Carlito Regular" style:font-name-complex="Carlito Regular"/>
    </style:style>
    <style:style style:name="P15" style:family="paragraph" style:parent-style-name="Normal">
      <style:paragraph-properties fo:line-height="110%" fo:margin-bottom="0.282cm" fo:margin-left="1.27cm" style:writing-mode="lr-tb"/>
    </style:style>
    <style:style style:name="T15_1" style:family="text">
      <style:text-properties style:font-name="Carlito Regular" style:font-name-asian="Carlito Regular" style:font-name-complex="Carlito Regular"/>
    </style:style>
    <style:style style:name="P16" style:family="paragraph" style:parent-style-name="Normal">
      <style:paragraph-properties fo:line-height="110%" fo:margin-bottom="0.282cm" fo:margin-left="1.27cm" style:writing-mode="lr-tb"/>
    </style:style>
    <style:style style:name="T16_1" style:family="text">
      <style:text-properties style:font-name="Carlito Regular" style:font-name-asian="Carlito Regular" style:font-name-complex="Carlito Regular"/>
    </style:style>
    <style:style style:name="P17" style:family="paragraph" style:parent-style-name="Normal">
      <style:paragraph-properties fo:line-height="110%" fo:margin-bottom="0.282cm" fo:margin-left="1.27cm" style:writing-mode="lr-tb"/>
    </style:style>
    <style:style style:name="T17_1" style:family="text">
      <style:text-properties style:font-name="Carlito Regular" style:font-name-asian="Carlito Regular" style:font-name-complex="Carlito Regular"/>
    </style:style>
    <style:style style:name="P18" style:family="paragraph" style:parent-style-name="Normal">
      <style:paragraph-properties fo:line-height="110%" fo:margin-bottom="0.282cm" fo:margin-left="1.27cm" style:writing-mode="lr-tb"/>
    </style:style>
    <style:style style:name="T18_1" style:family="text">
      <style:text-properties style:font-name="Carlito Regular" style:font-name-asian="Carlito Regular" style:font-name-complex="Carlito Regular"/>
    </style:style>
    <style:style style:name="P19" style:family="paragraph" style:parent-style-name="Normal">
      <style:paragraph-properties fo:line-height="110%" style:writing-mode="lr-tb"/>
    </style:style>
    <style:style style:name="T19_1" style:family="text">
      <style:text-properties style:font-name="Copperplate Gothic Bold Regular" style:font-name-asian="Copperplate Gothic Bold Regular" style:font-name-complex="Copperplate Gothic Bold Regular"/>
    </style:style>
    <style:style style:name="P20" style:family="paragraph" style:parent-style-name="Normal">
      <style:paragraph-properties fo:text-indent="0cm" fo:margin-top="0.388cm" fo:margin-left="0cm" style:writing-mode="lr-tb"/>
    </style:style>
    <style:style style:name="P21" style:family="paragraph" style:parent-style-name="Normal">
      <style:paragraph-properties fo:text-indent="0cm" fo:margin-top="0.388cm" fo:margin-left="0cm" style:writing-mode="lr-tb"/>
    </style:style>
    <style:style style:name="P22" style:family="paragraph" style:parent-style-name="Normal">
      <style:paragraph-properties fo:text-indent="0cm" fo:margin-top="0.388cm" fo:margin-left="0cm" style:writing-mode="lr-tb"/>
    </style:style>
    <style:style style:name="P23" style:family="paragraph" style:parent-style-name="Normal">
      <style:paragraph-properties fo:text-indent="0cm" fo:margin-top="0.388cm" fo:margin-left="0cm" style:writing-mode="lr-tb"/>
    </style:style>
    <style:style style:name="T23_1" style:family="text">
      <style:text-properties style:font-name="Copperplate Gothic Bold" fo:font-size="16pt" style:font-name-asian="Copperplate Gothic Bold" style:font-size-asian="16pt" style:font-name-complex="Copperplate Gothic Bold" fo:font-weight="bold" style:font-weight-asian="bold"/>
    </style:style>
    <style:style style:name="P24" style:family="paragraph" style:parent-style-name="Normal">
      <style:paragraph-properties fo:line-height="110%" fo:margin-bottom="0.282cm" fo:margin-left="0.635cm" style:writing-mode="lr-tb"/>
    </style:style>
    <style:style style:name="T24_1" style:family="text">
      <style:text-properties style:font-name="Copperplate Gothic Bold" fo:font-size="16pt" style:font-name-asian="Copperplate Gothic Bold" style:font-size-asian="16pt" style:font-name-complex="Copperplate Gothic Bold" fo:font-weight="bold" style:font-weight-asian="bold"/>
    </style:style>
    <style:style style:name="P25" style:family="paragraph" style:parent-style-name="Normal">
      <style:paragraph-properties fo:line-height="110%" fo:margin-bottom="0.282cm" fo:margin-left="0.635cm" style:writing-mode="lr-tb"/>
    </style:style>
    <style:style style:name="T25_1" style:family="text">
      <style:text-properties style:font-name="Carlito Regular" fo:font-size="16pt" style:font-name-asian="Carlito Regular" style:font-size-asian="16pt" style:font-name-complex="Carlito Regular" fo:font-weight="bold" style:font-weight-asian="bold"/>
    </style:style>
    <style:style style:name="P26" style:family="paragraph" style:parent-style-name="Normal">
      <style:paragraph-properties fo:line-height="110%" fo:margin-bottom="0.282cm" fo:margin-left="1.27cm" style:writing-mode="lr-tb"/>
    </style:style>
    <style:style style:name="T26_1" style:family="text">
      <style:text-properties style:font-name="Carlito Regular" style:font-name-asian="Carlito Regular" style:font-name-complex="Carlito Regular"/>
    </style:style>
    <style:style style:name="P27" style:family="paragraph" style:parent-style-name="Normal">
      <style:paragraph-properties fo:line-height="110%" fo:margin-bottom="0.282cm" fo:margin-left="0.635cm" style:writing-mode="lr-tb"/>
    </style:style>
    <style:style style:name="T27_1" style:family="text">
      <style:text-properties style:font-name="Carlito Regular" style:font-name-asian="Carlito Regular" style:font-name-complex="Carlito Regular"/>
    </style:style>
    <style:style style:name="P28" style:family="paragraph" style:parent-style-name="Normal">
      <style:paragraph-properties fo:line-height="110%" fo:margin-bottom="0.282cm" fo:margin-left="0.635cm" style:writing-mode="lr-tb"/>
    </style:style>
    <style:style style:name="T28_1" style:family="text">
      <style:text-properties style:font-name="Carlito Regular" fo:font-size="16pt" style:font-name-asian="Carlito Regular" style:font-size-asian="16pt" style:font-name-complex="Carlito Regular" fo:font-weight="bold" style:font-weight-asian="bold"/>
    </style:style>
    <style:style style:name="P29" style:family="paragraph" style:parent-style-name="Normal">
      <style:paragraph-properties fo:line-height="110%" fo:margin-bottom="0.282cm" fo:margin-left="1.27cm" style:writing-mode="lr-tb"/>
    </style:style>
    <style:style style:name="T29_1" style:family="text">
      <style:text-properties style:font-name="Carlito Regular" style:font-name-asian="Carlito Regular" style:font-name-complex="Carlito Regular"/>
    </style:style>
    <style:style style:name="P30" style:family="paragraph" style:parent-style-name="Normal">
      <style:paragraph-properties fo:line-height="110%" fo:margin-bottom="0.282cm" fo:margin-left="1.27cm" style:writing-mode="lr-tb"/>
    </style:style>
    <style:style style:name="T30_1" style:family="text">
      <style:text-properties style:font-name="Carlito Regular" style:font-name-asian="Carlito Regular" style:font-name-complex="Carlito Regular"/>
    </style:style>
    <style:style style:name="P31" style:family="paragraph" style:parent-style-name="Normal">
      <style:paragraph-properties fo:line-height="110%" fo:margin-bottom="0.282cm" fo:margin-left="1.27cm" style:writing-mode="lr-tb"/>
    </style:style>
    <style:style style:name="T31_1" style:family="text">
      <style:text-properties style:font-name="Carlito Regular" style:font-name-asian="Carlito Regular" style:font-name-complex="Carlito Regular"/>
    </style:style>
    <style:style style:name="P32" style:family="paragraph" style:parent-style-name="Normal">
      <style:paragraph-properties fo:line-height="110%" fo:margin-bottom="0.282cm" fo:margin-left="1.27cm" style:writing-mode="lr-tb"/>
    </style:style>
    <style:style style:name="T32_1" style:family="text">
      <style:text-properties style:font-name="Carlito Regular" style:font-name-asian="Carlito Regular" style:font-name-complex="Carlito Regular"/>
    </style:style>
    <style:style style:name="P33" style:family="paragraph" style:parent-style-name="Normal">
      <style:paragraph-properties fo:line-height="110%" fo:margin-bottom="0.282cm" fo:margin-left="0.635cm" style:writing-mode="lr-tb"/>
    </style:style>
    <style:style style:name="T33_1" style:family="text">
      <style:text-properties style:font-name="Carlito Regular" style:font-name-asian="Carlito Regular" style:font-name-complex="Carlito Regular"/>
    </style:style>
    <style:style style:name="P34" style:family="paragraph" style:parent-style-name="Normal">
      <style:paragraph-properties fo:line-height="110%" fo:margin-bottom="0.282cm" fo:margin-left="0.635cm" style:writing-mode="lr-tb"/>
    </style:style>
    <style:style style:name="T34_1" style:family="text">
      <style:text-properties style:font-name="Carlito Regular" fo:font-size="16pt" style:font-name-asian="Carlito Regular" style:font-size-asian="16pt" style:font-name-complex="Carlito Regular" fo:font-weight="bold" style:font-weight-asian="bold"/>
    </style:style>
    <style:style style:name="P35" style:family="paragraph" style:parent-style-name="Normal">
      <style:paragraph-properties fo:line-height="110%" fo:margin-bottom="0.282cm" fo:margin-left="1.27cm" style:writing-mode="lr-tb"/>
    </style:style>
    <style:style style:name="T35_1" style:family="text">
      <style:text-properties style:font-name="Carlito Regular" style:font-name-asian="Carlito Regular" style:font-name-complex="Carlito Regular"/>
    </style:style>
    <style:style style:name="P36" style:family="paragraph" style:parent-style-name="Normal">
      <style:paragraph-properties fo:line-height="110%" fo:margin-bottom="0.282cm" style:writing-mode="lr-tb"/>
    </style:style>
    <style:style style:name="T36_1" style:family="text">
      <style:text-properties style:font-name="Carlito Regular" style:font-name-asian="Carlito Regular" style:font-name-complex="Carlito Regular"/>
    </style:style>
    <style:style style:name="P37" style:family="paragraph" style:parent-style-name="Normal">
      <style:paragraph-properties fo:line-height="110%" fo:margin-bottom="0.282cm" style:writing-mode="lr-tb"/>
    </style:style>
    <style:style style:name="T37_1" style:family="text">
      <style:text-properties style:font-name="Copperplate Gothic Bold" fo:font-size="18pt" style:font-name-asian="Copperplate Gothic Bold" style:font-size-asian="18pt" style:font-name-complex="Copperplate Gothic Bold" fo:font-weight="bold" style:font-weight-asian="bold"/>
    </style:style>
    <style:style style:name="P38" style:family="paragraph" style:parent-style-name="Normal">
      <style:paragraph-properties fo:line-height="110%" fo:margin-bottom="0.282cm" style:writing-mode="lr-tb"/>
    </style:style>
    <style:style style:name="T38_1" style:family="text">
      <style:text-properties style:font-name="Carlito Regular" style:font-name-asian="Carlito Regular" style:font-name-complex="Carlito Regular"/>
    </style:style>
    <style:style style:name="P39" style:family="paragraph" style:parent-style-name="Normal">
      <style:paragraph-properties fo:line-height="110%" fo:margin-bottom="0.282cm" fo:margin-left="1.27cm" style:writing-mode="lr-tb"/>
    </style:style>
    <style:style style:name="T39_1" style:family="text">
      <style:text-properties style:font-name="Carlito Regular" fo:font-size="18pt" style:font-name-asian="Carlito Regular" style:font-size-asian="18pt" style:font-name-complex="Carlito Regular" fo:font-weight="bold" style:font-weight-asian="bold"/>
    </style:style>
    <style:style style:name="T39_2" style:family="text">
      <style:text-properties style:font-name="Carlito Regular" fo:font-size="16pt" style:font-name-asian="Carlito Regular" style:font-size-asian="16pt" style:font-name-complex="Carlito Regular" fo:font-weight="bold" style:font-weight-asian="bold"/>
    </style:style>
    <style:style style:name="P40" style:family="paragraph" style:parent-style-name="Normal">
      <style:paragraph-properties fo:line-height="110%" fo:margin-bottom="0.282cm" fo:margin-left="2.54cm" style:writing-mode="lr-tb"/>
    </style:style>
    <style:style style:name="T40_1" style:family="text">
      <style:text-properties style:font-name="Carlito Regular" style:font-name-asian="Carlito Regular" style:font-name-complex="Carlito Regular"/>
    </style:style>
    <style:style style:name="P41" style:family="paragraph" style:parent-style-name="Normal">
      <style:paragraph-properties fo:line-height="110%" fo:margin-bottom="0.282cm" fo:margin-left="1.27cm" style:writing-mode="lr-tb"/>
    </style:style>
    <style:style style:name="T41_1" style:family="text">
      <style:text-properties style:font-name="Carlito Regular" fo:font-size="16pt" style:font-name-asian="Carlito Regular" style:font-size-asian="16pt" style:font-name-complex="Carlito Regular"/>
    </style:style>
    <style:style style:name="P42" style:family="paragraph" style:parent-style-name="Normal">
      <style:paragraph-properties fo:line-height="110%" fo:margin-bottom="0.282cm" fo:margin-left="1.27cm" style:writing-mode="lr-tb"/>
    </style:style>
    <style:style style:name="P43" style:family="paragraph" style:parent-style-name="Normal">
      <style:paragraph-properties fo:line-height="110%" fo:margin-bottom="0.282cm" fo:margin-left="1.27cm" style:writing-mode="lr-tb"/>
    </style:style>
    <style:style style:name="T43_1" style:family="text">
      <style:text-properties style:font-name="Carlito Regular" fo:font-size="16pt" style:font-name-asian="Carlito Regular" style:font-size-asian="16pt" style:font-name-complex="Carlito Regular" fo:font-weight="bold" style:font-weight-asian="bold"/>
    </style:style>
    <style:style style:name="P44" style:family="paragraph" style:parent-style-name="Normal">
      <style:paragraph-properties fo:line-height="110%" fo:margin-bottom="0.282cm" fo:margin-left="2.54cm" style:writing-mode="lr-tb"/>
    </style:style>
    <style:style style:name="T44_1" style:family="text">
      <style:text-properties style:font-name="Carlito Regular" style:font-name-asian="Carlito Regular" style:font-name-complex="Carlito Regular"/>
    </style:style>
    <style:style style:name="P45" style:family="paragraph" style:parent-style-name="Normal">
      <style:paragraph-properties fo:line-height="110%" fo:margin-bottom="0.282cm" style:writing-mode="lr-tb"/>
    </style:style>
    <style:style style:name="T45_1" style:family="text">
      <style:text-properties style:font-name="Carlito Regular" style:font-name-asian="Carlito Regular" style:font-name-complex="Carlito Regular"/>
    </style:style>
    <style:style style:name="P46" style:family="paragraph" style:parent-style-name="Normal">
      <style:paragraph-properties fo:line-height="110%" fo:margin-bottom="0.282cm" style:writing-mode="lr-tb"/>
    </style:style>
    <style:style style:name="T46_1" style:family="text">
      <style:text-properties style:font-name="Copperplate Gothic Bold" fo:font-size="18pt" style:font-name-asian="Copperplate Gothic Bold" style:font-size-asian="18pt" style:font-name-complex="Copperplate Gothic Bold" fo:font-weight="bold" style:font-weight-asian="bold"/>
    </style:style>
    <style:style style:name="P47" style:family="paragraph" style:parent-style-name="Normal">
      <style:paragraph-properties fo:line-height="110%" fo:margin-bottom="0.282cm" style:writing-mode="lr-tb"/>
    </style:style>
    <style:style style:name="T47_1" style:family="text">
      <style:text-properties style:font-name="Carlito Regular" style:font-name-asian="Carlito Regular" style:font-name-complex="Carlito Regular"/>
    </style:style>
    <style:style style:name="P48" style:family="paragraph" style:parent-style-name="Normal">
      <style:paragraph-properties fo:line-height="110%" fo:margin-bottom="0.282cm" fo:margin-left="1.27cm" style:writing-mode="lr-tb"/>
    </style:style>
    <style:style style:name="T48_1" style:family="text">
      <style:text-properties style:font-name="Carlito Regular" fo:font-size="16pt" style:font-name-asian="Carlito Regular" style:font-size-asian="16pt" style:font-name-complex="Carlito Regular" fo:font-weight="bold" style:font-weight-asian="bold"/>
    </style:style>
    <style:style style:name="P49" style:family="paragraph" style:parent-style-name="Normal">
      <style:paragraph-properties fo:line-height="110%" fo:margin-bottom="0.282cm" fo:margin-left="2.54cm" style:writing-mode="lr-tb"/>
    </style:style>
    <style:style style:name="T49_1" style:family="text">
      <style:text-properties style:font-name="Carlito Regular" style:font-name-asian="Carlito Regular" style:font-name-complex="Carlito Regular"/>
    </style:style>
    <style:style style:name="P50" style:family="paragraph" style:parent-style-name="Normal">
      <style:paragraph-properties fo:line-height="110%" fo:margin-bottom="0.282cm" style:writing-mode="lr-tb"/>
    </style:style>
    <style:style style:name="T50_1" style:family="text">
      <style:text-properties style:font-name="Carlito Regular" style:font-name-asian="Carlito Regular" style:font-name-complex="Carlito Regular"/>
    </style:style>
    <style:style style:name="P51" style:family="paragraph" style:parent-style-name="Normal">
      <style:paragraph-properties fo:line-height="110%" fo:margin-bottom="0.282cm" style:writing-mode="lr-tb"/>
    </style:style>
    <style:style style:name="T51_1" style:family="text">
      <style:text-properties style:font-name="Copperplate Gothic Bold" fo:font-size="18pt" style:font-name-asian="Copperplate Gothic Bold" style:font-size-asian="18pt" style:font-name-complex="Copperplate Gothic Bold" fo:font-weight="bold" style:font-weight-asian="bold"/>
    </style:style>
    <style:style style:name="P52" style:family="paragraph" style:parent-style-name="Normal">
      <style:paragraph-properties fo:line-height="110%" fo:margin-bottom="0.282cm" style:writing-mode="lr-tb"/>
    </style:style>
    <style:style style:name="T52_1" style:family="text">
      <style:text-properties style:font-name="Carlito Regular" style:font-name-asian="Carlito Regular" style:font-name-complex="Carlito Regular"/>
    </style:style>
    <style:style style:name="P53" style:family="paragraph" style:parent-style-name="Normal">
      <style:paragraph-properties fo:line-height="110%" fo:margin-bottom="0.282cm" fo:margin-left="1.27cm" style:writing-mode="lr-tb"/>
    </style:style>
    <style:style style:name="T53_1" style:family="text">
      <style:text-properties style:font-name="Carlito Regular" fo:font-size="16pt" style:font-name-asian="Carlito Regular" style:font-size-asian="16pt" style:font-name-complex="Carlito Regular" fo:font-weight="bold" style:font-weight-asian="bold"/>
    </style:style>
    <style:style style:name="P54" style:family="paragraph" style:parent-style-name="Normal">
      <style:paragraph-properties fo:line-height="110%" fo:margin-bottom="0.282cm" fo:margin-left="2.54cm" style:writing-mode="lr-tb"/>
    </style:style>
    <style:style style:name="T54_1" style:family="text">
      <style:text-properties style:font-name="Carlito Regular" style:font-name-asian="Carlito Regular" style:font-name-complex="Carlito Regular"/>
    </style:style>
    <style:style style:name="P55" style:family="paragraph" style:parent-style-name="Normal">
      <style:paragraph-properties fo:line-height="110%" fo:margin-bottom="0.282cm" fo:margin-left="2.54cm" style:writing-mode="lr-tb"/>
    </style:style>
    <style:style style:name="T55_1" style:family="text">
      <style:text-properties style:font-name="Carlito Regular" style:font-name-asian="Carlito Regular" style:font-name-complex="Carlito Regular"/>
    </style:style>
    <style:style style:name="P56" style:family="paragraph" style:parent-style-name="Normal">
      <style:paragraph-properties fo:line-height="110%" fo:margin-bottom="0.282cm" fo:margin-left="2.54cm" style:writing-mode="lr-tb"/>
    </style:style>
    <style:style style:name="T56_1" style:family="text">
      <style:text-properties style:font-name="Carlito Regular" style:font-name-asian="Carlito Regular" style:font-name-complex="Carlito Regular"/>
    </style:style>
    <style:style style:name="P57" style:family="paragraph" style:parent-style-name="Normal">
      <style:paragraph-properties fo:line-height="110%" fo:margin-bottom="0.282cm" fo:margin-left="2.54cm" style:writing-mode="lr-tb"/>
    </style:style>
    <style:style style:name="T57_1" style:family="text">
      <style:text-properties style:font-name="Carlito Regular" style:font-name-asian="Carlito Regular" style:font-name-complex="Carlito Regular"/>
    </style:style>
    <style:style style:name="P58" style:family="paragraph" style:parent-style-name="Normal">
      <style:paragraph-properties fo:line-height="110%" fo:margin-bottom="0.282cm" fo:margin-left="2.54cm" style:writing-mode="lr-tb"/>
    </style:style>
    <style:style style:name="T58_1" style:family="text">
      <style:text-properties style:font-name="Carlito Regular" style:font-name-asian="Carlito Regular" style:font-name-complex="Carlito Regular"/>
    </style:style>
    <style:style style:name="P59" style:family="paragraph" style:parent-style-name="Normal">
      <style:paragraph-properties fo:line-height="110%" fo:margin-bottom="0.282cm" style:writing-mode="lr-tb"/>
    </style:style>
    <style:style style:name="T59_1" style:family="text">
      <style:text-properties style:font-name="Copperplate Gothic Bold" fo:font-size="18pt" style:font-name-asian="Copperplate Gothic Bold" style:font-size-asian="18pt" style:font-name-complex="Copperplate Gothic Bold" fo:font-weight="bold" style:font-weight-asian="bold"/>
    </style:style>
    <style:style style:name="P60" style:family="paragraph" style:parent-style-name="Normal">
      <style:paragraph-properties fo:line-height="110%" fo:margin-bottom="0.282cm" style:writing-mode="lr-tb"/>
    </style:style>
    <style:style style:name="T60_1" style:family="text">
      <style:text-properties style:font-name="Carlito Regular" style:font-name-asian="Carlito Regular" style:font-name-complex="Carlito Regular"/>
    </style:style>
    <style:style style:name="P61" style:family="paragraph" style:parent-style-name="Normal">
      <style:paragraph-properties fo:line-height="110%" fo:margin-bottom="0.282cm" fo:margin-left="1.27cm" style:writing-mode="lr-tb"/>
    </style:style>
    <style:style style:name="T61_1" style:family="text">
      <style:text-properties style:font-name="Carlito Regular" fo:font-size="16pt" style:font-name-asian="Carlito Regular" style:font-size-asian="16pt" style:font-name-complex="Carlito Regular" fo:font-weight="bold" style:font-weight-asian="bold"/>
    </style:style>
    <style:style style:name="P62" style:family="paragraph" style:parent-style-name="Normal">
      <style:paragraph-properties fo:line-height="110%" fo:margin-bottom="0.282cm" fo:margin-left="2.54cm" style:writing-mode="lr-tb"/>
    </style:style>
    <style:style style:name="T62_1" style:family="text">
      <style:text-properties style:font-name="Carlito Regular" style:font-name-asian="Carlito Regular" style:font-name-complex="Carlito Regular"/>
    </style:style>
    <style:style style:name="P63" style:family="paragraph" style:parent-style-name="Normal">
      <style:paragraph-properties fo:line-height="110%" fo:margin-bottom="0.282cm" style:writing-mode="lr-tb"/>
    </style:style>
    <style:style style:name="T63_1" style:family="text">
      <style:text-properties style:font-name="Carlito Regular" style:font-name-asian="Carlito Regular" style:font-name-complex="Carlito Regular"/>
    </style:style>
    <style:style style:name="P64" style:family="paragraph" style:parent-style-name="Normal">
      <style:paragraph-properties fo:line-height="110%" fo:margin-bottom="0.282cm" style:writing-mode="lr-tb"/>
    </style:style>
    <style:style style:name="P65" style:family="paragraph" style:parent-style-name="Normal">
      <style:paragraph-properties fo:line-height="110%" fo:margin-bottom="0.282cm" style:writing-mode="lr-tb"/>
    </style:style>
    <style:style style:name="T65_1" style:family="text">
      <style:text-properties style:font-name="Copperplate Gothic Bold" fo:font-size="18pt" style:font-name-asian="Copperplate Gothic Bold" style:font-size-asian="18pt" style:font-name-complex="Copperplate Gothic Bold" fo:font-weight="bold" style:font-weight-asian="bold"/>
    </style:style>
    <style:style style:name="P66" style:family="paragraph" style:parent-style-name="Normal">
      <style:paragraph-properties fo:line-height="110%" fo:margin-bottom="0.282cm" fo:margin-left="1.27cm" style:writing-mode="lr-tb"/>
    </style:style>
    <style:style style:name="T66_1" style:family="text">
      <style:text-properties style:font-name="Carlito Regular" style:font-name-asian="Carlito Regular" style:font-name-complex="Carlito Regular"/>
    </style:style>
    <style:style style:name="P67" style:family="paragraph" style:parent-style-name="Normal">
      <style:paragraph-properties fo:line-height="110%" fo:margin-bottom="0.282cm" fo:margin-left="1.27cm" style:writing-mode="lr-tb"/>
    </style:style>
    <style:style style:name="T67_1" style:family="text">
      <style:text-properties style:font-name="Carlito Regular" fo:font-size="16pt" style:font-name-asian="Carlito Regular" style:font-size-asian="16pt" style:font-name-complex="Carlito Regular" fo:font-weight="bold" style:font-weight-asian="bold"/>
    </style:style>
    <style:style style:name="P68" style:family="paragraph" style:parent-style-name="Normal">
      <style:paragraph-properties fo:line-height="110%" fo:margin-bottom="0.282cm" fo:margin-left="2.54cm" style:writing-mode="lr-tb"/>
    </style:style>
    <style:style style:name="T68_1" style:family="text">
      <style:text-properties style:font-name="Carlito Regular" style:font-name-asian="Carlito Regular" style:font-name-complex="Carlito Regular"/>
    </style:style>
    <style:style style:name="P69" style:family="paragraph" style:parent-style-name="Normal">
      <style:paragraph-properties fo:line-height="110%" fo:margin-bottom="0.282cm" style:writing-mode="lr-tb"/>
    </style:style>
    <style:style style:name="T69_1" style:family="text">
      <style:text-properties style:font-name="Carlito Regular" style:font-name-asian="Carlito Regular" style:font-name-complex="Carlito Regular"/>
    </style:style>
    <style:style style:name="P70" style:family="paragraph" style:parent-style-name="Normal">
      <style:paragraph-properties fo:line-height="110%" fo:margin-bottom="0.282cm" style:writing-mode="lr-tb"/>
    </style:style>
    <style:style style:name="T70_1" style:family="text">
      <style:text-properties style:font-name="Copperplate Gothic Bold" fo:font-size="18pt" style:font-name-asian="Copperplate Gothic Bold" style:font-size-asian="18pt" style:font-name-complex="Copperplate Gothic Bold" fo:font-weight="bold" style:font-weight-asian="bold"/>
    </style:style>
    <style:style style:name="P71" style:family="paragraph" style:parent-style-name="Normal">
      <style:paragraph-properties fo:line-height="110%" fo:margin-bottom="0.282cm" style:writing-mode="lr-tb"/>
    </style:style>
    <style:style style:name="T71_1" style:family="text">
      <style:text-properties style:font-name="Carlito Regular" style:font-name-asian="Carlito Regular" style:font-name-complex="Carlito Regular"/>
    </style:style>
    <style:style style:name="P72" style:family="paragraph" style:parent-style-name="Normal">
      <style:paragraph-properties fo:line-height="110%" fo:margin-bottom="0.282cm" fo:margin-left="1.27cm" style:writing-mode="lr-tb"/>
    </style:style>
    <style:style style:name="T72_1" style:family="text">
      <style:text-properties style:font-name="Carlito Regular" fo:font-size="16pt" style:font-name-asian="Carlito Regular" style:font-size-asian="16pt" style:font-name-complex="Carlito Regular" fo:font-weight="bold" style:font-weight-asian="bold"/>
    </style:style>
    <style:style style:name="P73" style:family="paragraph" style:parent-style-name="Normal">
      <style:paragraph-properties fo:line-height="110%" fo:margin-bottom="0.282cm" fo:margin-left="2.54cm" style:writing-mode="lr-tb"/>
    </style:style>
    <style:style style:name="T73_1" style:family="text">
      <style:text-properties style:font-name="Carlito Regular" style:font-name-asian="Carlito Regular" style:font-name-complex="Carlito Regular"/>
    </style:style>
    <style:style style:name="P74" style:family="paragraph" style:parent-style-name="Normal">
      <style:paragraph-properties fo:line-height="110%" fo:margin-bottom="0.282cm" fo:margin-left="1.27cm" style:writing-mode="lr-tb"/>
    </style:style>
    <style:style style:name="T74_1" style:family="text">
      <style:text-properties style:font-name="Carlito Regular" style:font-name-asian="Carlito Regular" style:font-name-complex="Carlito Regular"/>
    </style:style>
    <style:style style:name="P75" style:family="paragraph" style:parent-style-name="Normal">
      <style:paragraph-properties fo:line-height="110%" fo:margin-bottom="0.282cm" fo:margin-left="1.27cm" style:writing-mode="lr-tb"/>
    </style:style>
    <style:style style:name="T75_1" style:family="text">
      <style:text-properties style:font-name="Carlito Regular" fo:font-size="16pt" style:font-name-asian="Carlito Regular" style:font-size-asian="16pt" style:font-name-complex="Carlito Regular" fo:font-weight="bold" style:font-weight-asian="bold"/>
    </style:style>
    <style:style style:name="P76" style:family="paragraph" style:parent-style-name="Normal">
      <style:paragraph-properties fo:line-height="110%" fo:margin-bottom="0.282cm" fo:margin-left="2.54cm" style:writing-mode="lr-tb"/>
    </style:style>
    <style:style style:name="T76_1" style:family="text">
      <style:text-properties style:font-name="Carlito Regular" style:font-name-asian="Carlito Regular" style:font-name-complex="Carlito Regular"/>
    </style:style>
    <style:style style:name="P77" style:family="paragraph" style:parent-style-name="Normal">
      <style:paragraph-properties fo:line-height="110%" fo:margin-bottom="0.282cm" fo:margin-left="2.54cm" style:writing-mode="lr-tb"/>
    </style:style>
    <style:style style:name="T77_1" style:family="text">
      <style:text-properties style:font-name="Carlito Regular" style:font-name-asian="Carlito Regular" style:font-name-complex="Carlito Regular"/>
    </style:style>
    <style:style style:name="P78" style:family="paragraph" style:parent-style-name="Normal">
      <style:paragraph-properties fo:line-height="110%" fo:margin-bottom="0.282cm" fo:margin-left="2.54cm" style:writing-mode="lr-tb"/>
    </style:style>
    <style:style style:name="T78_1" style:family="text">
      <style:text-properties style:font-name="Carlito Regular" style:font-name-asian="Carlito Regular" style:font-name-complex="Carlito Regular"/>
    </style:style>
    <style:style style:name="P79" style:family="paragraph" style:parent-style-name="Normal"/>
  </office:automatic-styles>
  <office:body>
    <office:text>
      <text:p text:style-name="P1"><text:span text:style-name="T1_1"><text:s text:c="2"/></text:span><text:span text:style-name="T1_2">Exploring<text:s/>Insights<text:s/>From<text:s/>Synthetic<text:s/>Airline</text:span></text:p>
      <text:p text:style-name="P2"><text:span text:style-name="T2_1"><text:s text:c="16"/></text:span><text:span text:style-name="T2_2">Data<text:s/>Analysis<text:s/>With<text:s/>Like</text:span></text:p>
      <text:p text:style-name="P3"/>
      <text:p text:style-name="P4"><text:span text:style-name="T4_1">1.<text:s/>INTRODUCTION</text:span></text:p>
      <text:p text:style-name="P5"><text:span text:style-name="T5_1"><text:s/></text:span></text:p>
      <text:p text:style-name="P6"><text:span text:style-name="T6_1">1.1<text:s/>Overview</text:span></text:p>
      <text:p text:style-name="P7"><text:span text:style-name="T7_1">This<text:s/>project<text:s/>explores<text:s/>insights<text:s/>derived<text:s/>from<text:s/>synthetic<text:s/>airline<text:s/>data<text:s/>using<text:s/>Qlik<text:s/>Sense,<text:s/>a<text:s/>leading<text:s/>data<text:s/>analytics<text:s/>and<text:s/>visualization<text:s/>tool.<text:s/>The<text:s/>project<text:s/>aims<text:s/>to<text:s/>demonstrate<text:s/>how<text:s/>synthetic<text:s/>data,<text:s/>which<text:s/>mimics<text:s/>real-world<text:s/>data,<text:s/>can<text:s/>be<text:s/>used<text:s/>to<text:s/>perform<text:s/>meaningful<text:s/>analysis<text:s/>and<text:s/>derive<text:s/>insights<text:s/>in<text:s/>the<text:s/>context<text:s/>of<text:s/>the<text:s/>airline<text:s/>industry.</text:span></text:p>
      <text:p text:style-name="P8"><text:span text:style-name="T8_1">1.2<text:s/>Purpose</text:span></text:p>
      <text:p text:style-name="P9"><text:span text:style-name="T9_1">The<text:s/>purpose<text:s/>of<text:s/>this<text:s/>project<text:s/>is<text:s/>to<text:s/>showcase<text:s/>the<text:s/>capabilities<text:s/>of<text:s/>Qlik<text:s/>Sense<text:s/>in<text:s/>handling<text:s/>and<text:s/>analyzing<text:s/>large<text:s/>datasets,<text:s/>even<text:s/>when<text:s/>they<text:s/>are<text:s/>synthetic.<text:s/>The<text:s/>project<text:s/>aims<text:s/>to:</text:span></text:p>
      <text:p text:style-name="P10"><text:span text:style-name="T10_1">-<text:s/>Identify<text:s/>patterns<text:s/>and<text:s/>trends<text:s/>in<text:s/>airline<text:s/>operations.</text:span></text:p>
      <text:p text:style-name="P11"><text:span text:style-name="T11_1">-<text:s/>Provide<text:s/>actionable<text:s/>insights<text:s/>for<text:s/>decision-making.</text:span></text:p>
      <text:p text:style-name="P12"><text:span text:style-name="T12_1">-<text:s/>Demonstrate<text:s/>the<text:s/>use<text:s/>of<text:s/>Qlik<text:s/>Sense<text:s/>for<text:s/>creating<text:s/>interactive<text:s/>and<text:s/>dynamic<text:s/>visualizations.</text:span></text:p>
      <text:p text:style-name="P13"><text:span text:style-name="T13_1">1.3<text:s/>Technical<text:s/>Architecture</text:span></text:p>
      <text:p text:style-name="P14"><text:span text:style-name="T14_1">The<text:s/>technical<text:s/>architecture<text:s/>involves:</text:span></text:p>
      <text:p text:style-name="P15"><text:span text:style-name="T15_1">-<text:s/>Data<text:s/>source:<text:s/>Synthetic<text:s/>airline<text:s/>data.</text:span></text:p>
      <text:p text:style-name="P16"><text:span text:style-name="T16_1">-<text:s/>Data<text:s/>processing:<text:s/>Data<text:s/>preparation<text:s/>using<text:s/>Qlik<text:s/>Sense.</text:span></text:p>
      <text:p text:style-name="P17"><text:span text:style-name="T17_1">-<text:s/>Data<text:s/>visualization:<text:s/>Interactive<text:s/>dashboards<text:s/>and<text:s/>reports<text:s/>created<text:s/>in<text:s/>Qlik<text:s/>Sense.</text:span></text:p>
      <text:p text:style-name="P18"><text:span text:style-name="T18_1">-<text:s/>Deployment:<text:s/>Qlik<text:s/>Sense<text:s/>server<text:s/>for<text:s/>rendering<text:s/>and<text:s/>sharing<text:s/>visualizations.</text:span></text:p>
      <text:p text:style-name="P19"><text:span text:style-name="T19_1"><text:s/></text:span></text:p>
      <text:p text:style-name="P20"/>
      <text:p text:style-name="P21"/>
      <text:p text:style-name="P22"/>
      <text:p text:style-name="P23"><text:span text:style-name="T23_1">2.<text:s/>Define<text:s/>Problem<text:s/>/<text:s/>Problem<text:s/>Understanding</text:span></text:p>
      <text:p text:style-name="P24"><text:span text:style-name="T24_1"><text:s/></text:span></text:p>
      <text:p text:style-name="P25"><text:span text:style-name="T25_1">2.1<text:s/>Specify<text:s/>the<text:s/>Business<text:s/>Problem</text:span></text:p>
      <text:p text:style-name="P26"><text:span text:style-name="T26_1">The<text:s/>business<text:s/>problem<text:s/>addressed<text:s/>is<text:s/>optimizing<text:s/>airline<text:s/>operations<text:s/>to<text:s/>enhance<text:s/>efficiency,<text:s/>reduce<text:s/>costs,<text:s/>and<text:s/>improve<text:s/>customer<text:s/>satisfaction.<text:s/>This<text:s/>involves<text:s/>analyzing<text:s/>flight<text:s/>schedules,<text:s/>delays,<text:s/>passenger<text:s/>demographics,<text:s/>and<text:s/>operational<text:s/>costs.</text:span></text:p>
      <text:p text:style-name="P27"><text:span text:style-name="T27_1"><text:s/></text:span></text:p>
      <text:p text:style-name="P28"><text:span text:style-name="T28_1">2.2<text:s/>Business<text:s/>Requirements</text:span></text:p>
      <text:p text:style-name="P29"><text:span text:style-name="T29_1">-<text:s/>Ability<text:s/>to<text:s/>handle<text:s/>large<text:s/>datasets.</text:span></text:p>
      <text:p text:style-name="P30"><text:span text:style-name="T30_1">-<text:s/>Interactive<text:s/>and<text:s/>user-friendly<text:s/>visualizations.</text:span></text:p>
      <text:p text:style-name="P31"><text:span text:style-name="T31_1">-<text:s/>Real-time<text:s/>data<text:s/>processing<text:s/>and<text:s/>analysis.</text:span></text:p>
      <text:p text:style-name="P32"><text:span text:style-name="T32_1">-<text:s/>Insights<text:s/>into<text:s/>key<text:s/>performance<text:s/>metrics<text:s/>such<text:s/>as<text:s/>on-time<text:s/>performance,<text:s/>load<text:s/>factors,<text:s/>and<text:s/>revenue.</text:span></text:p>
      <text:p text:style-name="P33"><text:span text:style-name="T33_1"><text:s/></text:span></text:p>
      <text:p text:style-name="P34"><text:span text:style-name="T34_1">2.3<text:s/>Literature<text:s/>Survey</text:span></text:p>
      <text:p text:style-name="P35"><text:span text:style-name="T35_1">A<text:s/>review<text:s/>of<text:s/>existing<text:s/>literature<text:s/>on<text:s/>airline<text:s/>data<text:s/>analysis<text:s/>reveals<text:s/>common<text:s/>challenges<text:s/>such<text:s/>as<text:s/>data<text:s/>volume,<text:s/>complexity,<text:s/>and<text:s/>the<text:s/>need<text:s/>for<text:s/>real-time<text:s/>insights.<text:s/>Studies<text:s/>have<text:s/>shown<text:s/>that<text:s/>data<text:s/>analytics<text:s/>can<text:s/>significantly<text:s/>improve<text:s/>operational<text:s/>efficiency<text:s/>and<text:s/>customer<text:s/>satisfaction<text:s/>in<text:s/>the<text:s/>airline<text:s/>industry.</text:span></text:p>
      <text:p text:style-name="P36"><text:span text:style-name="T36_1"><text:s/></text:span></text:p>
      <text:p text:style-name="P37"><text:span text:style-name="T37_1"><text:s/>3.<text:s/>Data<text:s/>Collection</text:span></text:p>
      <text:p text:style-name="P38"><text:span text:style-name="T38_1"><text:s/></text:span></text:p>
      <text:p text:style-name="P39"><text:span text:style-name="T39_1"><text:s/></text:span><text:span text:style-name="T39_2">3.1<text:s/>Collect<text:s/>the<text:s/>Dataset</text:span></text:p>
      <text:p text:style-name="P40"><text:span text:style-name="T40_1">The<text:s/>dataset<text:s/>comprises<text:s/>synthetic<text:s/>data<text:s/>generated<text:s/>to<text:s/>reflect<text:s/>real-world<text:s/>airline<text:s/>operations,<text:s/>including<text:s/>flight<text:s/>schedules,<text:s/>passenger<text:s/>information,<text:s/>and<text:s/>operational<text:s/>metrics.</text:span></text:p>
      <text:p text:style-name="P41"><text:span text:style-name="T41_1"><text:s/></text:span></text:p>
      <text:p text:style-name="P42"/>
      <text:p text:style-name="P43"><text:span text:style-name="T43_1">3.2<text:s/>Connect<text:s/>Data<text:s/>with<text:s/>Qlik<text:s/>Sense</text:span></text:p>
      <text:p text:style-name="P44"><text:span text:style-name="T44_1">The<text:s/>dataset<text:s/>is<text:s/>uploaded<text:s/>to<text:s/>Qlik<text:s/>Sense,<text:s/>where<text:s/>it<text:s/>is<text:s/>connected<text:s/>using<text:s/>Qlik's<text:s/>data<text:s/>load<text:s/>editor.<text:s/>The<text:s/>data<text:s/>is<text:s/>then<text:s/>structured<text:s/>and<text:s/>organized<text:s/>for<text:s/>analysis.</text:span></text:p>
      <text:p text:style-name="P45"><text:span text:style-name="T45_1"><text:s/></text:span></text:p>
      <text:p text:style-name="P46"><text:span text:style-name="T46_1">4.<text:s/>Data<text:s/>Preparation</text:span></text:p>
      <text:p text:style-name="P47"><text:span text:style-name="T47_1"><text:s/></text:span></text:p>
      <text:p text:style-name="P48"><text:span text:style-name="T48_1">4.1<text:s/>Prepare<text:s/>the<text:s/>Data<text:s/>for<text:s/>Visualization</text:span></text:p>
      <text:p text:style-name="P49"><text:span text:style-name="T49_1">Data<text:s/>preparation<text:s/>involves<text:s/>cleaning<text:s/>the<text:s/>dataset,<text:s/>handling<text:s/>missing<text:s/>values,<text:s/>and<text:s/>transforming<text:s/>data<text:s/>into<text:s/>a<text:s/>suitable<text:s/>format<text:s/>for<text:s/>visualization.<text:s/>This<text:s/>step<text:s/>ensures<text:s/>the<text:s/>accuracy<text:s/>and<text:s/>reliability<text:s/>of<text:s/>the<text:s/>data<text:s/>used<text:s/>for<text:s/>analysis.</text:span></text:p>
      <text:p text:style-name="P50"><text:span text:style-name="T50_1"><text:s/></text:span></text:p>
      <text:p text:style-name="P51"><text:span text:style-name="T51_1">5.<text:s/>Data<text:s/>Visualizations</text:span></text:p>
      <text:p text:style-name="P52"><text:span text:style-name="T52_1"><text:s/></text:span></text:p>
      <text:p text:style-name="P53"><text:span text:style-name="T53_1">5.1<text:s/>Visualizations</text:span></text:p>
      <text:p text:style-name="P54"><text:span text:style-name="T54_1">Various<text:s/>visualizations<text:s/>are<text:s/>created<text:s/>to<text:s/>explore<text:s/>different<text:s/>aspects<text:s/>of<text:s/>the<text:s/>data:</text:span></text:p>
      <text:p text:style-name="P55"><text:span text:style-name="T55_1">-<text:s/>Bar<text:s/>charts<text:s/>to<text:s/>compare<text:s/>flight<text:s/>delays<text:s/>across<text:s/>different<text:s/>airlines.</text:span></text:p>
      <text:p text:style-name="P56"><text:span text:style-name="T56_1">-<text:s/>Line<text:s/>graphs<text:s/>to<text:s/>show<text:s/>trends<text:s/>in<text:s/>passenger<text:s/>numbers<text:s/>over<text:s/>time.</text:span></text:p>
      <text:p text:style-name="P57"><text:span text:style-name="T57_1">-<text:s/>Heat<text:s/>maps<text:s/>to<text:s/>visualize<text:s/>flight<text:s/>density<text:s/>and<text:s/>popular<text:s/>routes.</text:span></text:p>
      <text:p text:style-name="P58"><text:span text:style-name="T58_1">-<text:s/>Pie<text:s/>charts<text:s/>to<text:s/>represent<text:s/>the<text:s/>distribution<text:s/>of<text:s/>operational<text:s/>costs.</text:span></text:p>
      <text:p text:style-name="P59"><text:span text:style-name="T59_1"><text:s/>6.<text:s/>Dashboard</text:span></text:p>
      <text:p text:style-name="P60"><text:span text:style-name="T60_1"><text:s/></text:span></text:p>
      <text:p text:style-name="P61"><text:span text:style-name="T61_1"><text:s/>6.1<text:s/>Responsive<text:s/>and<text:s/>Design<text:s/>of<text:s/>Dashboard</text:span></text:p>
      <text:p text:style-name="P62"><text:span text:style-name="T62_1">The<text:s/>dashboard<text:s/>is<text:s/>designed<text:s/>to<text:s/>be<text:s/>responsive<text:s/>and<text:s/>user-friendly,<text:s/>allowing<text:s/>users<text:s/>to<text:s/>interact<text:s/>with<text:s/>the<text:s/>data<text:s/>through<text:s/>filters<text:s/>and<text:s/>drill-down<text:s/>capabilities.<text:s/>It<text:s/>includes<text:s/>multiple<text:s/>views<text:s/>and<text:s/>perspectives<text:s/>to<text:s/>provide<text:s/>a<text:s/>comprehensive<text:s/>overview<text:s/>of<text:s/>the<text:s/>airline<text:s/>operations.</text:span></text:p>
      <text:p text:style-name="P63"><text:span text:style-name="T63_1"><text:s/></text:span></text:p>
      <text:p text:style-name="P64"/>
      <text:p text:style-name="P65"><text:span text:style-name="T65_1">7.<text:s/>Report</text:span></text:p>
      <text:p text:style-name="P66"><text:span text:style-name="T66_1"><text:s/></text:span></text:p>
      <text:p text:style-name="P67"><text:span text:style-name="T67_1">7.1<text:s/>Report<text:s/>Creation</text:span></text:p>
      <text:p text:style-name="P68"><text:span text:style-name="T68_1">Reports<text:s/>are<text:s/>generated<text:s/>to<text:s/>summarize<text:s/>the<text:s/>findings<text:s/>from<text:s/>the<text:s/>data<text:s/>analysis.<text:s/>These<text:s/>reports<text:s/>include<text:s/>key<text:s/>insights,<text:s/>visualizations,<text:s/>and<text:s/>recommendations<text:s/>for<text:s/>improving<text:s/>airline<text:s/>operations.</text:span></text:p>
      <text:p text:style-name="P69"><text:span text:style-name="T69_1"><text:s/></text:span></text:p>
      <text:p text:style-name="P70"><text:span text:style-name="T70_1"><text:s/>8.<text:s/>Performance<text:s/>Testing</text:span></text:p>
      <text:p text:style-name="P71"><text:span text:style-name="T71_1"><text:s/></text:span></text:p>
      <text:p text:style-name="P72"><text:span text:style-name="T72_1">8.1<text:s/>Amount<text:s/>of<text:s/>Data<text:s/>Rendered</text:span></text:p>
      <text:p text:style-name="P73"><text:span text:style-name="T73_1">Performance<text:s/>testing<text:s/>is<text:s/>conducted<text:s/>to<text:s/>evaluate<text:s/>how<text:s/>Qlik<text:s/>Sense<text:s/>handles<text:s/>large<text:s/>volumes<text:s/>of<text:s/>data.<text:s/>This<text:s/>involves<text:s/>testing<text:s/>the<text:s/>rendering<text:s/>speed<text:s/>and<text:s/>responsiveness<text:s/>of<text:s/>visualizations<text:s/>when<text:s/>dealing<text:s/>with<text:s/>substantial<text:s/>datasets.</text:span></text:p>
      <text:p text:style-name="P74"><text:span text:style-name="T74_1"><text:s/></text:span></text:p>
      <text:p text:style-name="P75"><text:span text:style-name="T75_1"><text:s/>8.2<text:s/>Utilization<text:s/>of<text:s/>Data<text:s/>Filters</text:span></text:p>
      <text:p text:style-name="P76"><text:span text:style-name="T76_1">The<text:s/>effectiveness<text:s/>of<text:s/>data<text:s/>filters<text:s/>is<text:s/>assessed<text:s/>to<text:s/>ensure<text:s/>users<text:s/>can<text:s/>efficiently<text:s/>navigate<text:s/>and<text:s/>analyze<text:s/>specific<text:s/>subsets<text:s/>of<text:s/>data.<text:s/>This<text:s/>includes<text:s/>testing<text:s/>the<text:s/>performance<text:s/>impact<text:s/>of<text:s/>applying<text:s/>multiple<text:s/>filters<text:s/>simultaneously.</text:span></text:p>
      <text:p text:style-name="P77"><text:span text:style-name="T77_1"><text:s/></text:span></text:p>
      <text:p text:style-name="P78"><text:span text:style-name="T78_1">By<text:s/>following<text:s/>this<text:s/>structured<text:s/>approach,<text:s/>the<text:s/>project<text:s/>demonstrates<text:s/>the<text:s/>powerful<text:s/>capabilities<text:s/>of<text:s/>Qlik<text:s/>Sense<text:s/>in<text:s/>transforming<text:s/>synthetic<text:s/>airline<text:s/>data<text:s/>into<text:s/>actionable<text:s/>insights,<text:s/>ultimately<text:s/>aiding<text:s/>in<text:s/>the<text:s/>optimization<text:s/>of<text:s/>airline<text:s/>operations.</text:span></text:p>
      <text:p text:style-name="P7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Roboto Regular" svg:font-family="Roboto Regular"/>
    <style:font-face style:name="Copperplate Gothic Bold" svg:font-family="Copperplate Gothic Bold"/>
    <style:font-face style:name="Carlito Regular" svg:font-family="Carlito Regular"/>
    <style:font-face style:name="Copperplate Gothic Bold Regular" svg:font-family="Copperplate Gothic Bold Regular"/>
    <style:font-face style:name="Carlito Bold" svg:font-family="Carlito Bold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Normal" style:family="paragraph">
      <style:paragraph-properties fo:margin-top="0cm" fo:margin-bottom="0cm" fo:orphans="2" fo:widows="2"/>
      <style:text-properties style:font-name="Roboto Regular" fo:font-size="11pt" style:font-name-asian="Roboto Regular" style:font-size-asian="11pt" style:font-name-complex="Roboto Regular" style:font-size-complex="11pt"/>
    </style:style>
    <style:style style:name="Heading_20_1" style:display-name="Heading 1" style:family="paragraph" style:parent-style-name="Normal" style:default-outline-level="1">
      <style:paragraph-properties fo:text-align="left" fo:line-height="100%" fo:margin-top="0cm" fo:margin-bottom="0.353cm"/>
      <style:text-properties fo:color="#0d0d0d" style:font-name="Roboto Regular" fo:font-size="24pt" style:font-name-asian="Roboto Regular" style:font-size-asian="24pt" style:font-name-complex="Roboto Regular" fo:font-weight="bold" style:font-weight-asian="bold"/>
    </style:style>
    <style:style style:name="Heading_20_2" style:display-name="Heading 2" style:family="paragraph" style:parent-style-name="Normal" style:default-outline-level="2">
      <style:paragraph-properties fo:text-align="left" fo:line-height="120%" fo:margin-top="0cm" fo:margin-bottom="0.282cm"/>
      <style:text-properties fo:color="#000000" style:font-name="Roboto Regular" fo:font-size="18pt" style:font-name-asian="Roboto Regular" style:font-size-asian="18pt" style:font-name-complex="Roboto Regular" fo:font-weight="bold" style:font-weight-asian="bold"/>
    </style:style>
    <style:style style:name="Heading_20_3" style:display-name="Heading 3" style:family="paragraph" style:parent-style-name="Normal" style:default-outline-level="3">
      <style:paragraph-properties fo:text-align="left" fo:line-height="120%" fo:margin-top="0cm" fo:margin-bottom="0.282cm"/>
      <style:text-properties fo:color="#000000" style:font-name="Roboto Regular" fo:font-size="16pt" style:font-name-asian="Roboto Regular" style:font-size-asian="16pt" style:font-name-complex="Roboto Regular" fo:font-weight="bold" style:font-weight-asian="bold"/>
    </style:style>
    <style:style style:name="Heading_20_4" style:display-name="Heading 4" style:family="paragraph" style:parent-style-name="Normal" style:default-outline-level="4">
      <style:paragraph-properties fo:text-align="left" fo:line-height="120%" fo:margin-top="0cm" fo:margin-bottom="0.282cm"/>
      <style:text-properties fo:font-style="italic" style:font-style-asian="italic" fo:color="#000000" style:font-name="Roboto Regular" fo:font-size="14pt" style:font-name-asian="Roboto Regular" style:font-size-asian="14pt" style:font-name-complex="Roboto Regular" fo:font-weight="bold" style:font-weight-asian="bold"/>
    </style:style>
    <style:style style:name="Heading_20_5" style:display-name="Heading 5" style:family="paragraph" style:parent-style-name="Normal" style:default-outline-level="5">
      <style:paragraph-properties fo:text-align="left" fo:background-color="#404040" fo:line-height="130%" fo:margin-top="0cm" fo:margin-bottom="0.282cm"/>
      <style:text-properties fo:color="#ffffff" style:font-name="Roboto Regular" fo:font-size="12pt" style:font-name-asian="Roboto Regular" style:font-size-asian="12pt" style:font-name-complex="Roboto Regular"/>
    </style:style>
    <style:style style:name="Heading_20_6" style:display-name="Heading 6" style:family="paragraph" style:parent-style-name="Normal" style:default-outline-level="6">
      <style:paragraph-properties fo:text-align="left" fo:line-height="120%" fo:margin-top="0cm" fo:margin-bottom="0.212cm"/>
      <style:text-properties fo:font-style="italic" style:font-style-asian="italic" fo:color="#000000" style:font-name="Roboto Regular" fo:font-size="11pt" style:font-name-asian="Roboto Regular" style:font-size-asian="11pt" style:font-name-complex="Roboto Regular" style:text-underline-style="solid" style:text-underline-color="font-color"/>
    </style:style>
    <style:style style:name="Heading_20_7" style:display-name="Heading 7" style:family="paragraph" style:parent-style-name="Normal" style:default-outline-level="7">
      <style:paragraph-properties fo:margin-top="0.071cm" fo:margin-bottom="0cm"/>
      <style:text-properties fo:font-style="italic" style:font-style-asian="italic" fo:color="#143b7f" style:font-name="Roboto Regular" fo:font-size="11pt" style:font-name-asian="Roboto Regular" style:font-size-asian="11pt" style:font-name-complex="Roboto Regular"/>
    </style:style>
    <style:style style:name="Heading_20_8" style:display-name="Heading 8" style:family="paragraph" style:parent-style-name="Normal" style:default-outline-level="8">
      <style:paragraph-properties fo:margin-top="0.071cm" fo:margin-bottom="0cm"/>
      <style:text-properties fo:color="#26543d" style:font-name="Roboto Regular" fo:font-size="11pt" style:font-name-asian="Roboto Regular" style:font-size-asian="11pt" style:font-name-complex="Roboto Regular" fo:font-weight="bold" style:font-weight-asian="bold"/>
    </style:style>
    <style:style style:name="Heading_20_9" style:display-name="Heading 9" style:family="paragraph" style:parent-style-name="Normal" style:default-outline-level="9">
      <style:paragraph-properties fo:margin-top="0.071cm" fo:margin-bottom="0cm"/>
      <style:text-properties fo:font-style="italic" style:font-style-asian="italic" fo:color="#26543d" style:font-name="Roboto Regular" fo:font-size="11pt" style:font-name-asian="Roboto Regular" style:font-size-asian="11pt" style:font-name-complex="Roboto Regular" fo:font-weight="bold" style:font-weight-asian="bold"/>
    </style:style>
    <style:style style:name="Default_20_Paragraph_20_Font" style:display-name="Default Paragraph Font" style:family="text">
      <style:text-properties style:font-name="Roboto Regular" fo:font-size="12pt" style:font-name-asian="Roboto Regular" style:font-size-asian="12pt" style:font-name-complex="Roboto Regular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Normal" style:default-outline-level="1">
      <style:paragraph-properties fo:text-align="left" fo:line-height="100%" fo:margin-top="0cm" fo:margin-bottom="0.635cm"/>
      <style:text-properties fo:letter-spacing="-0.018cm" fo:color="#1e58bf" style:font-name="Roboto Regular" fo:font-size="36pt" style:font-name-asian="Roboto Regular" style:font-size-asian="36pt" style:font-name-complex="Roboto Regular" fo:font-weight="bold" style:font-weight-asian="bold"/>
    </style:style>
    <style:style style:name="Subtitle" style:family="paragraph" style:parent-style-name="Normal" style:default-outline-level="2">
      <style:paragraph-properties fo:text-align="left" fo:line-height="100%" fo:margin-top="0.423cm" fo:margin-bottom="0.847cm"/>
      <style:text-properties fo:font-style="italic" style:font-style-asian="italic" fo:color="#404040" style:font-name="Roboto Regular" fo:font-size="12pt" style:font-name-asian="Roboto Regular" style:font-size-asian="12pt" style:font-name-complex="Roboto Regular" fo:font-weight="bold" style:font-weight-asian="bold"/>
    </style:style>
    <style:style style:name="Quote" style:family="paragraph" style:parent-style-name="Normal">
      <style:paragraph-properties fo:text-align="left" fo:background-color="#dae5f9" fo:line-height="130%" fo:margin-top="0cm" fo:margin-bottom="0.635cm" fo:padding-left="0.247cm" fo:border-left="#1e58bf 0.106cm solid"/>
      <style:text-properties fo:color="#000000" style:font-name="Roboto Regular" fo:font-size="12pt" style:font-name-asian="Roboto Regular" style:font-size-asian="12pt" style:font-name-complex="Roboto Regular"/>
    </style:style>
    <style:style style:name="Quote_20_Char" style:display-name="Quote Char" style:family="text" style:parent-style-name="Default_20_Paragraph_20_Font">
      <style:text-properties fo:font-style="italic" style:font-style-asian="italic" style:font-style-complex="italic" fo:color="#000000" fo:font-size="12pt" style:font-size-asian="12pt" style:font-size-complex="12pt"/>
    </style:style>
    <style:style style:name="Intense_20_Quote" style:display-name="Intense Quote" style:family="paragraph" style:parent-style-name="Normal">
      <style:paragraph-properties fo:line-height="125%" fo:margin-top="0.176cm" fo:padding-bottom="0.141cm" fo:border-bottom="#4f81bd 0.018cm solid" fo:margin-bottom="0cm" fo:border-left="#447de2 0.106cm solid" fo:margin-left="2.159cm" fo:margin-right="2.159cm"/>
      <style:text-properties fo:color="#447de2" style:font-name="Roboto Regular" fo:font-size="14pt" style:font-name-asian="Roboto Regular" style:font-size-asian="14pt" style:font-name-complex="Roboto Regular"/>
    </style:style>
    <style:style style:name="Intense_20_Quote_20_Char" style:display-name="Intense Quote Char" style:family="text" style:parent-style-name="Default_20_Paragraph_20_Font">
      <style:text-properties fo:font-style="italic" style:font-style-asian="italic" style:font-style-complex="italic" fo:color="#4f81bd" fo:font-size="12pt" style:font-size-asian="12pt" style:font-size-complex="12pt" fo:font-weight="bold" style:font-weight-asian="bold" style:font-weight-complex="bold"/>
    </style:style>
    <style:style style:name="List_20_Paragraph" style:display-name="List Paragraph" style:family="paragraph" style:parent-style-name="Normal">
      <style:paragraph-properties fo:margin-top="0cm" fo:margin-bottom="0cm" fo:margin-left="1.27cm"/>
      <style:text-properties fo:font-style="italic" style:font-style-asian="italic" fo:color="#447de2" style:font-name="Roboto Regular" fo:font-size="11pt" style:font-name-asian="Roboto Regular" style:font-size-asian="11pt" style:font-name-complex="Roboto Regular"/>
    </style:style>
    <style:style style:name="No_20_Spacing" style:display-name="No Spacing" style:family="paragraph" style:parent-style-name="Normal">
      <style:paragraph-properties fo:line-height="100%" fo:margin-top="0cm" fo:margin-bottom="0cm"/>
    </style:style>
    <style:style style:name="Heading4Char" style:family="text">
      <style:text-properties fo:font-style="italic" style:font-style-asian="italic" fo:color="#000000" style:font-name="Roboto Regular" fo:font-size="14pt" style:font-name-asian="Roboto Regular" style:font-size-asian="14pt" style:font-name-complex="Roboto Regular" fo:font-weight="bold" style:font-weight-asian="bold"/>
    </style:style>
    <style:style style:name="Heading9Char" style:family="text">
      <style:text-properties fo:font-style="italic" style:font-style-asian="italic" fo:color="#26543d" style:font-name="Roboto Regular" fo:font-size="11pt" style:font-name-asian="Roboto Regular" style:font-size-asian="11pt" style:font-name-complex="Roboto Regular" fo:font-weight="bold" style:font-weight-asian="bold"/>
    </style:style>
    <style:style style:name="SubtitleChar" style:family="text">
      <style:text-properties fo:font-style="italic" style:font-style-asian="italic" fo:color="#404040" style:font-name="Roboto Regular" fo:font-size="12pt" style:font-name-asian="Roboto Regular" style:font-size-asian="12pt" style:font-name-complex="Roboto Regular" fo:font-weight="bold" style:font-weight-asian="bold"/>
    </style:style>
    <style:style style:name="Heading2Char" style:family="text">
      <style:text-properties fo:color="#000000" style:font-name="Roboto Regular" fo:font-size="18pt" style:font-name-asian="Roboto Regular" style:font-size-asian="18pt" style:font-name-complex="Roboto Regular" fo:font-weight="bold" style:font-weight-asian="bold"/>
    </style:style>
    <style:style style:name="Heading8Char" style:family="text">
      <style:text-properties fo:color="#26543d" style:font-name="Roboto Regular" fo:font-size="11pt" style:font-name-asian="Roboto Regular" style:font-size-asian="11pt" style:font-name-complex="Roboto Regular" fo:font-weight="bold" style:font-weight-asian="bold"/>
    </style:style>
    <style:style style:name="Heading6Char" style:family="text">
      <style:text-properties fo:font-style="italic" style:font-style-asian="italic" fo:color="#000000" style:font-name="Roboto Regular" fo:font-size="11pt" style:font-name-asian="Roboto Regular" style:font-size-asian="11pt" style:font-name-complex="Roboto Regular" style:text-underline-style="solid" style:text-underline-color="font-color"/>
    </style:style>
    <style:style style:name="Subtle_20_Emphasis" style:display-name="Subtle Emphasis" style:family="text" style:parent-style-name="Default_20_Paragraph_20_Font">
      <style:text-properties fo:font-style="italic" style:font-style-asian="italic" fo:color="#bfbfbf" style:font-name="Roboto Regular" fo:font-size="12pt" style:font-name-asian="Roboto Regular" style:font-size-asian="12pt" style:font-name-complex="Roboto Regular"/>
    </style:style>
    <style:style style:name="Emphasis" style:family="text" style:parent-style-name="Default_20_Paragraph_20_Font">
      <style:text-properties fo:font-style="italic" style:font-style-asian="italic" style:font-name="Roboto Regular" fo:font-size="12pt" style:font-name-asian="Roboto Regular" style:font-size-asian="12pt" style:font-name-complex="Roboto Regular"/>
    </style:style>
    <style:style style:name="Intense_20_Emphasis" style:display-name="Intense Emphasis" style:family="text" style:parent-style-name="Default_20_Paragraph_20_Font">
      <style:text-properties fo:font-style="italic" style:font-style-asian="italic" style:font-name="Roboto Regular" fo:font-size="12pt" style:font-name-asian="Roboto Regular" style:font-size-asian="12pt" style:font-name-complex="Roboto Regular" fo:font-weight="bold" style:font-weight-asian="bold"/>
    </style:style>
    <style:style style:name="TitleChar" style:family="text">
      <style:text-properties fo:letter-spacing="-0.018cm" fo:color="#1e58bf" style:font-name="Roboto Regular" fo:font-size="36pt" style:font-name-asian="Roboto Regular" style:font-size-asian="36pt" style:font-name-complex="Roboto Regular" fo:font-weight="bold" style:font-weight-asian="bold"/>
    </style:style>
    <style:style style:name="Strong" style:family="text" style:parent-style-name="Default_20_Paragraph_20_Font">
      <style:text-properties style:font-name="Roboto Regular" fo:font-size="12pt" style:font-name-asian="Roboto Regular" style:font-size-asian="12pt" style:font-name-complex="Roboto Regular" fo:font-weight="bold" style:font-weight-asian="bold"/>
    </style:style>
    <style:style style:name="Subtle_20_Reference" style:display-name="Subtle Reference" style:family="text" style:parent-style-name="Default_20_Paragraph_20_Font">
      <style:text-properties fo:font-variant="small-caps" fo:color="#bfbfbf" style:font-name="Roboto Regular" fo:font-size="12pt" style:font-name-asian="Roboto Regular" style:font-size-asian="12pt" style:font-name-complex="Roboto Regular" style:text-underline-style="solid" style:text-underline-color="font-color"/>
    </style:style>
    <style:style style:name="Intense_20_Reference" style:display-name="Intense Reference" style:family="text" style:parent-style-name="Default_20_Paragraph_20_Font">
      <style:text-properties fo:letter-spacing="0.009cm" fo:font-variant="small-caps" style:font-name="Roboto Regular" fo:font-size="12pt" style:font-name-asian="Roboto Regular" style:font-size-asian="12pt" style:font-name-complex="Roboto Regular" fo:font-weight="bold" style:font-weight-asian="bold" style:text-underline-style="solid" style:text-underline-color="font-color"/>
    </style:style>
    <style:style style:name="Book_20_Title" style:display-name="Book Title" style:family="text" style:parent-style-name="Default_20_Paragraph_20_Font">
      <style:text-properties fo:font-variant="small-caps" style:font-name="Roboto Regular" fo:font-size="12pt" style:font-name-asian="Roboto Regular" style:font-size-asian="12pt" style:font-name-complex="Roboto Regular" fo:font-weight="bold" style:font-weight-asian="bold"/>
    </style:style>
    <style:style style:name="Heading7Char" style:family="text">
      <style:text-properties fo:font-style="italic" style:font-style-asian="italic" fo:color="#143b7f" style:font-name="Roboto Regular" fo:font-size="11pt" style:font-name-asian="Roboto Regular" style:font-size-asian="11pt" style:font-name-complex="Roboto Regular"/>
    </style:style>
    <style:style style:name="Heading1Char" style:family="text">
      <style:text-properties fo:color="#0d0d0d" style:font-name="Roboto Regular" fo:font-size="24pt" style:font-name-asian="Roboto Regular" style:font-size-asian="24pt" style:font-name-complex="Roboto Regular" fo:font-weight="bold" style:font-weight-asian="bold"/>
    </style:style>
    <style:style style:name="Heading3Char" style:family="text">
      <style:text-properties fo:color="#000000" style:font-name="Roboto Regular" fo:font-size="16pt" style:font-name-asian="Roboto Regular" style:font-size-asian="16pt" style:font-name-complex="Roboto Regular" fo:font-weight="bold" style:font-weight-asian="bold"/>
    </style:style>
    <style:style style:name="Heading5Char" style:family="text">
      <style:text-properties fo:color="#ffffff" style:font-name="Roboto Regular" fo:font-size="12pt" style:font-name-asian="Roboto Regular" style:font-size-asian="12pt" style:font-name-complex="Roboto Regular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</text:list-level-style-number>
    </text:list-style>
    <style:style style:name="List2Level0" style:family="text">
      <style:text-properties style:font-name="Carlito Bold" fo:font-size="16pt" style:font-name-asian="Carlito Bold" style:font-size-asian="16pt" style:font-name-complex="Carlito Bold" fo:font-weight="bold" style:font-weight-asian="bold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font-name="Carlito Bold" fo:font-size="16pt" style:font-name-asian="Carlito Bold" style:font-size-asian="16pt" style:font-name-complex="Carlito Bold" fo:font-weight="bold" style:font-weight-asian="bold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background-color="#ffffff" fo:padding-top="0.388cm" fo:border-top="#000000 0.132cm solid" fo:margin-top="0.75cm" fo:padding-bottom="0.388cm" fo:border-bottom="#000000 0.132cm solid" fo:margin-bottom="0.75cm" fo:padding-left="0.388cm" fo:border-left="#000000 0.132cm solid" fo:margin-left="2.02cm" fo:padding-right="0.388cm" fo:border-right="#000000 0.132cm solid" fo:margin-right="2.02cm">
        <style:columns fo:column-count="1" fo:column-gap="1.27cm">
          <style:column style:rel-width="0*"/>
        </style:columns>
      </style:page-layout-properties>
      <style:header-style>
        <style:header-footer-properties fo:min-height="1.27cm" style:dynamic-spacing="true"/>
      </style:header-style>
      <style:footer-style>
        <style:header-footer-properties fo:min-height="1.27cm" style:dynamic-spacing="true"/>
      </style:footer-style>
    </style:page-layout>
    <style:style style:name="P1" style:family="paragraph" style:parent-style-name="Normal" style:master-page-name="Standard"/>
    <style:style style:name="P2" style:family="paragraph" style:parent-style-name="Normal"/>
  </office:automatic-styles>
  <office:master-styles>
    <style:master-page style:name="Standard" style:page-layout-name="pm1">
      <style:header>
        <text:p text:style-name="P1"/>
      </style:header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5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  <meta:user-defined meta:name="ZWConversion">2</meta:user-defined>
  </office:meta>
</office:document-meta>
</file>